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7600000118FDCC6541F3ADE59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family-generic="script" style:font-pitch="variable"/>
    <style:font-face style:name="Comic Sans MS1" svg:font-family="'Comic Sans MS'" style:font-adornments="Bold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cript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7cm" fo:min-width="17cm"/>
    </style:style>
    <style:style style:name="gr2" style:family="graphic" style:parent-style-name="standard">
      <style:graphic-properties draw:stroke="none" svg:stroke-color="#000000" draw:fill="none" draw:fill-color="#ffffff" fo:min-height="10.331cm"/>
      <style:paragraph-properties style:writing-mode="lr-tb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6.5cm" fo:min-width="20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4.25cm" fo:min-width="18cm"/>
    </style:style>
    <style:style style:name="gr5" style:family="graphic" style:parent-style-name="standard">
      <style:graphic-properties draw:stroke="none" svg:stroke-color="#000000" draw:fill="none" draw:fill-color="#ffffff" fo:min-height="3.25cm"/>
      <style:paragraph-properties style:writing-mode="lr-tb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1.75cm" fo:min-width="3.75cm"/>
    </style:style>
    <style:style style:name="gr7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1.75cm" fo:min-width="5.75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2.25cm" fo:min-width="2.25cm"/>
    </style:style>
    <style:style style:name="gr10" style:family="graphic" style:parent-style-name="standard">
      <style:graphic-properties draw:stroke="none" svg:stroke-color="#000000" draw:fill="none" draw:fill-color="#ffffff" fo:min-height="1.446cm"/>
      <style:paragraph-properties style:writing-mode="lr-tb"/>
    </style:style>
    <style:style style:name="gr11" style:family="graphic" style:parent-style-name="standard">
      <style:graphic-properties svg:stroke-color="#dfdfdf" draw:fill-color="#dfdfdf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97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3cm"/>
      <style:paragraph-properties style:writing-mode="lr-tb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2cm" fo:min-width="8.5cm"/>
    </style:style>
    <style:style style:name="gr15" style:family="graphic" style:parent-style-name="standard">
      <style:graphic-properties draw:stroke="none" svg:stroke-color="#000000" draw:fill="none" draw:fill-color="#ffffff" fo:min-height="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2.067cm"/>
      <style:paragraph-properties style:writing-mode="lr-tb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4.5cm" fo:min-width="6.25cm"/>
    </style:style>
    <style:style style:name="gr18" style:family="graphic" style:parent-style-name="standard">
      <style:graphic-properties draw:stroke="none" svg:stroke-color="#000000" draw:fill="none" draw:fill-color="#ffffff" fo:min-height="6.75cm"/>
      <style:paragraph-properties style:writing-mode="lr-tb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6.75cm" fo:min-width="9.75cm"/>
    </style:style>
    <style:style style:name="gr20" style:family="graphic" style:parent-style-name="standard">
      <style:graphic-properties draw:stroke="none" svg:stroke-color="#000000" draw:fill="none" draw:fill-color="#ffffff" fo:min-height="9.451cm"/>
      <style:paragraph-properties style:writing-mode="lr-tb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3.75cm" fo:min-width="6cm"/>
    </style:style>
    <style:style style:name="gr22" style:family="graphic" style:parent-style-name="standard">
      <style:graphic-properties draw:stroke="none" svg:stroke-color="#000000" draw:fill="none" draw:fill-color="#ffffff" fo:min-height="5.17cm"/>
      <style:paragraph-properties style:writing-mode="lr-tb"/>
    </style:style>
    <style:style style:name="gr23" style:family="graphic" style:parent-style-name="standard">
      <style:graphic-properties svg:stroke-color="#ffffff" draw:fill-color="#ffffff" draw:textarea-horizontal-align="justify" draw:textarea-vertical-align="middle" draw:auto-grow-height="false" fo:min-height="2.5cm" fo:min-width="9.7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7.34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5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6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7" style:family="paragraph">
      <loext:graphic-properties draw:fill-color="#dfdfdf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666666" loext:opacity="100%" fo:font-size="20pt" style:font-size-asian="20pt" style:font-size-complex="20pt"/>
    </style:style>
    <style:style style:name="P9" style:family="paragraph">
      <loext:graphic-properties draw:fill="none" draw:fill-color="#ffffff"/>
      <style:paragraph-properties style:writing-mode="lr-tb"/>
      <style:text-properties fo:font-size="55pt" style:font-size-asian="55pt" style:font-size-complex="55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35pt" style:font-size-asian="35pt" style:font-size-complex="35pt"/>
    </style:style>
    <style:style style:name="P11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12" style:family="paragraph">
      <loext:graphic-properties draw:fill-color="#ffffff"/>
      <style:paragraph-properties fo:text-align="center" style:writing-mode="lr-tb"/>
    </style:style>
    <style:style style:name="P13" style:family="paragraph"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666666" loext:opacity="100%" fo:font-size="20pt" style:font-size-asian="20pt" style:font-size-complex="20pt"/>
    </style:style>
    <style:style style:name="T5" style:family="text">
      <style:text-properties fo:font-size="55pt" style:font-size-asian="55pt" style:font-size-complex="55pt"/>
    </style:style>
    <style:style style:name="T6" style:family="text">
      <style:text-properties fo:font-size="35pt" style:font-size-asian="35pt" style:font-size-complex="35pt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5cm" svg:height="7.25cm" svg:x="0.25cm" svg:y="0.7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8cm" svg:height="10.581cm" svg:x="0cm" svg:y="0.919cm">
          <draw:text-box>
            <text:p text:style-name="P2">ΤΟ ΜΥΣΤΙΚΟ ΓΙΑ ΜΙΑ ΠΑΡΑΓΩΓΙΚΗ ΖΩΗ ΕΙΝΑΙ Η ΣΩΣΤΗ ΔΙΑΧΕΙΡΙΣΗ ΧΡΟΝΟΥ </text:p>
          </draw:text-box>
        </draw:frame>
        <draw:custom-shape draw:style-name="gr3" draw:text-style-name="P1" draw:layer="layout" svg:width="20.5cm" svg:height="6.75cm" svg:x="20.25cm" svg:y="0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8.5cm" svg:height="4.5cm" svg:x="20.25cm" svg:y="8.2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1cm" svg:height="3.791cm" svg:x="19.75cm" svg:y="8.459cm">
          <draw:text-box>
            <text:p><text:span text:style-name="T1">Ή ΜΕΙΝΕ ΠΙΣΩ ΑΠΟ ΕΜΑΣ ΠΟΥ ΤΟ ΚΑΝΟΥΜΕ ΟΝΤΩΣ</text:span></text:p>
          </draw:text-box>
        </draw:frame>
        <draw:custom-shape draw:style-name="gr6" draw:text-style-name="P1" draw:layer="layout" svg:width="4.25cm" svg:height="2cm" svg:x="8.75cm" svg:y="17.5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.25cm" svg:height="1.5cm" draw:transform="rotate (0.523424242673099) translate (8.25cm 19.125cm)">
          <draw:text-box>
            <text:p><text:span text:style-name="T2">ΤΑΠ</text:span></text:p>
          </draw:text-box>
        </draw:frame>
        <draw:frame draw:style-name="gr7" draw:text-style-name="P5" draw:layer="layout" svg:width="2.25cm" svg:height="1.5cm" draw:transform="rotate (0.346971455296473) translate (10.507cm 18.763cm)">
          <draw:text-box>
            <text:p><text:span text:style-name="T2">ΤΑΠ</text:span></text:p>
          </draw:text-box>
        </draw:frame>
        <draw:custom-shape draw:style-name="gr8" draw:text-style-name="P1" draw:layer="layout" svg:width="6.25cm" svg:height="2cm" svg:x="30.5cm" svg:y="23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5cm" svg:height="2.5cm" svg:x="34.75cm" svg:y="24.5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.25cm" svg:height="1.5cm" draw:transform="rotate (0.346971455296473) translate (28.75cm 24.589cm)">
          <draw:text-box>
            <text:p><text:span text:style-name="T2">ΤΑΠ</text:span></text:p>
          </draw:text-box>
        </draw:frame>
        <draw:frame draw:style-name="gr10" draw:text-style-name="P6" draw:layer="layout" svg:width="3.396cm" svg:height="1.696cm" draw:transform="rotate (0.197222205475359) translate (30.361cm 24.626cm)">
          <draw:text-box>
            <text:p><text:span text:style-name="T3">ΤΑΠ</text:span></text:p>
          </draw:text-box>
        </draw:frame>
        <draw:frame draw:style-name="gr7" draw:text-style-name="P5" draw:layer="layout" svg:width="2.25cm" svg:height="1.5cm" draw:transform="rotate (0.346971455296473) translate (32.374cm 25.089cm)">
          <draw:text-box>
            <text:p><text:span text:style-name="T2">ΤΑΠ</text:span></text:p>
          </draw:text-box>
        </draw:frame>
        <draw:path draw:style-name="gr11" draw:text-style-name="P7" draw:layer="layout" svg:width="16.771cm" svg:height="4.54cm" svg:x="46.75cm" svg:y="3.71cm" svg:viewBox="0 0 16772 4541" svg:d="M823 340c699-417 1142 500 1822 462 676-39 1343 437 2000 263 673-178 1292-181 1940-198 670-19 1374 75 1999-198 634-276 1239-199 1881-263 656-65 1242-476 1882-396 620 78 1186 629 1823 527 624-100 1245-101 1881 66 914 241 695 1258 706 1911 17 964-792 1267-1353 1846-503 519-1224-243-1881-265-607-20-1214-288-1823-131-582 150-1174 34-1764 131-604 100-1216 139-1823 199-684 67-1345 299-2057 197-596-85-1156-300-1764-197-603 101-1216 137-1823 197-688 68-1373-78-2058-131l-411-66z">
          <text:p/>
        </draw:path>
        <draw:path draw:style-name="gr11" draw:text-style-name="P7" draw:layer="layout" svg:width="4.55cm" svg:height="1.704cm" svg:x="25.449cm" svg:y="14cm" svg:viewBox="0 0 4551 1705" svg:d="M0 470c538-430 1238-462 1882-470 612-8 1142 141 1823 235 745 103 1343 1130 235 1117-612-6-1231 190-1823 59-689-152-1179 314-1823 177l-176 117z">
          <text:p/>
        </draw:path>
        <draw:frame draw:style-name="gr12" draw:text-style-name="P8" draw:layer="layout" svg:width="5.5cm" svg:height="2.223cm" svg:x="25.191cm" svg:y="14.262cm">
          <draw:text-box>
            <text:p><text:span text:style-name="T4">ΠΡΟΓΡΑΜΜΑ</text:span></text:p>
          </draw:text-box>
        </draw:frame>
        <draw:frame draw:style-name="gr13" draw:text-style-name="P9" draw:layer="layout" svg:width="13.75cm" svg:height="3.25cm" svg:x="48.5cm" svg:y="3.75cm">
          <draw:text-box>
            <text:p><text:span text:style-name="T5">ΠΡΟΓΡΑΜΜΑ</text:span></text:p>
          </draw:text-box>
        </draw:frame>
        <draw:custom-shape draw:style-name="gr8" draw:text-style-name="P1" draw:layer="layout" svg:width="6.25cm" svg:height="2cm" svg:x="45.75cm" svg:y="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9cm" svg:height="2.25cm" svg:x="53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7.75cm" svg:height="2.25cm" svg:x="45.5cm" svg:y="9cm">
          <draw:text-box>
            <text:p><text:span text:style-name="T1">7:00 Π.Μ.</text:span></text:p>
          </draw:text-box>
        </draw:frame>
        <draw:frame draw:style-name="gr16" draw:text-style-name="P3" draw:layer="layout" svg:width="10cm" svg:height="2.317cm" svg:x="53.868cm" svg:y="9.015cm">
          <draw:text-box>
            <text:p text:style-name="P2">ΞΥΠΝΑ</text:p>
          </draw:text-box>
        </draw:frame>
        <draw:custom-shape draw:style-name="gr17" draw:text-style-name="P1" draw:layer="layout" svg:width="6.75cm" svg:height="4.75cm" svg:x="45.75cm" svg:y="12.5cm">
          <text:p/>
          <draw:enhanced-geometry svg:viewBox="0 0 21600 21600" draw:type="rectangle" draw:enhanced-path="M 0 0 L 21600 0 21600 21600 0 21600 0 0 Z N"/>
        </draw:custom-shape>
        <draw:frame draw:style-name="gr18" draw:text-style-name="P10" draw:layer="layout" svg:width="7.75cm" svg:height="7cm" svg:x="45.573cm" svg:y="12.617cm">
          <draw:text-box>
            <text:p text:style-name="P2"><text:span text:style-name="T6">7:15 Π.Μ.</text:span></text:p>
            <text:p text:style-name="P2"><text:span text:style-name="T6">- </text:span></text:p>
            <text:p text:style-name="P2"><text:span text:style-name="T6">8:00 Π.Μ.</text:span></text:p>
          </draw:text-box>
        </draw:frame>
        <draw:custom-shape draw:style-name="gr19" draw:text-style-name="P1" draw:layer="layout" svg:width="10.25cm" svg:height="7cm" svg:x="53.75cm" svg:y="12.25cm">
          <text:p/>
          <draw:enhanced-geometry svg:viewBox="0 0 21600 21600" draw:type="rectangle" draw:enhanced-path="M 0 0 L 21600 0 21600 21600 0 21600 0 0 Z N"/>
        </draw:custom-shape>
        <draw:frame draw:style-name="gr20" draw:text-style-name="P11" draw:layer="layout" svg:width="11.309cm" svg:height="9.701cm" svg:x="53.25cm" svg:y="11.549cm">
          <draw:text-box>
            <text:p><text:span text:style-name="T7">ΑΝΑΡΤΗΣΕ ΣΕ ΕΝΑ ΜΠΛΟΓΚ ΠΑΡΑΓΩΓΙΚΟΤΗ-ΤΑΣ ΓΙΑ ΤΟ ΠΡΟΓΡΑΜΜΑ ΣΟΥ</text:span></text:p>
          </draw:text-box>
        </draw:frame>
        <draw:custom-shape draw:style-name="gr21" draw:text-style-name="P1" draw:layer="layout" svg:width="6.5cm" svg:height="4cm" svg:x="46cm" svg:y="20.5cm">
          <text:p/>
          <draw:enhanced-geometry svg:viewBox="0 0 21600 21600" draw:type="rectangle" draw:enhanced-path="M 0 0 L 21600 0 21600 21600 0 21600 0 0 Z N"/>
        </draw:custom-shape>
        <draw:frame draw:style-name="gr22" draw:text-style-name="P10" draw:layer="layout" svg:width="7.5cm" svg:height="5.42cm" svg:x="45.603cm" svg:y="19.844cm">
          <draw:text-box>
            <text:p text:style-name="P2"><text:span text:style-name="T6">8:00 Π.Μ. - </text:span></text:p>
            <text:p text:style-name="P2"><text:span text:style-name="T6">ΟΣΟ ΠΑΕΙ</text:span></text:p>
          </draw:text-box>
        </draw:frame>
        <draw:custom-shape draw:style-name="gr23" draw:text-style-name="P12" draw:layer="layout" svg:width="10.25cm" svg:height="2.75cm" svg:x="53.75cm" svg:y="21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10.5cm" svg:height="3.25cm" svg:x="53.25cm" svg:y="21.25cm">
          <draw:text-box>
            <text:p text:style-name="P2">ΧΑΖΟΛΟΓΑ</text:p>
          </draw:text-box>
        </draw:frame>
        <draw:frame draw:style-name="gr24" draw:text-style-name="P4" draw:layer="layout" svg:width="22.338cm" svg:height="7.595cm" svg:x="19.662cm" svg:y="0.405cm">
          <draw:text-box>
            <text:p text:style-name="P13"><text:span text:style-name="T1">ΔΙΑΛΕΞΕ ΣΤΟΧΟΥΣ, ΒΡΕΣ ΕΝΑ ΠΡΟΓΡΑΜΜΑ ΚΑΙ ΒΑΣΙΣΟΥ ΣΤΗΝ ΔΥΝΑΜΗ ΤΗΣ ΘΕΛΗΣΗΣ ΣΟΥ ΓΙΑ ΝΑ ΤΟ ΑΚΟΛΟΥΘΗΣΕΙ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family-generic="script" style:font-pitch="variable"/>
    <style:font-face style:name="Comic Sans MS1" svg:font-family="'Comic Sans MS'" style:font-adornments="Bold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cript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27600000118FDCC6541F3ADE593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omic Sans MS1" fo:font-family="'Comic Sans MS'" style:font-style-name="Bold" style:font-family-generic="script" style:font-pitch="variable" fo:font-size="42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7.5cm" fo:page-height="3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2T17:13:45.762871522</meta:creation-date>
    <dc:date>2023-06-03T18:28:27.274700225</dc:date>
    <meta:editing-duration>PT14M4S</meta:editing-duration>
    <meta:editing-cycles>3</meta:editing-cycles>
    <meta:generator>LibreOffice/7.3.7.2$Linux_X86_64 LibreOffice_project/30$Build-2</meta:generator>
    <meta:document-statistic meta:object-count="30"/>
  </office:meta>
</office:document-meta>
</file>